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objectwitharrow">
      <style:graphic-properties draw:textarea-horizontal-align="justify" draw:textarea-vertical-align="middle" draw:auto-grow-height="false"/>
    </style:style>
    <style:style style:name="gr2" style:family="graphic" style:parent-style-name="objectwitharrow">
      <style:graphic-properties draw:textarea-horizontal-align="justify" draw:textarea-vertical-align="middle" draw:auto-grow-height="false"/>
    </style:style>
    <style:style style:name="gr3" style:family="graphic" style:parent-style-name="objectwitharrow">
      <style:graphic-properties draw:marker-start="Symmetric_20_Arrow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1.905cm" svg:x="11.31cm" svg:y="2.27cm">
          <text:p text:style-name="P1">Order Submitted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draw:layer="layout" svg:width="0.001cm" svg:height="1.44cm" svg:x="13.858cm" svg:y="7.35cm">
          <text:p/>
          <draw:enhanced-geometry svg:viewBox="0 0 21600 21600" draw:text-areas="?f0 0 ?f2 ?f5" draw:mirror-horizontal="tru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4.445cm" svg:height="3.81cm" svg:x="11.595cm" svg:y="8.79cm">
          <text:p text:style-name="P1">Customer</text:p>
          <text:p text:style-name="P1">Selecti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out" svg:width="5.08cm" svg:height="1.905cm" svg:x="11.31cm" svg:y="5.445cm">
          <text:p text:style-name="P1">Server Calls<text:line-break/>Custom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175cm" svg:height="3.175cm" svg:x="6.275cm" svg:y="9.595cm">
          <text:p text:style-name="P1">“1”</text:p>
          <text:p text:style-name="P1">(Confirm)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" draw:text-style-name="P1" draw:layer="layout" svg:width="3.175cm" svg:height="3.175cm" svg:x="18.25cm" svg:y="9.625cm">
          <text:p text:style-name="P1">“2”</text:p>
          <text:p text:style-name="P1">(Cancel)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" draw:text-style-name="P1" draw:layer="layout" svg:width="2.105cm" svg:height="0.001cm" svg:x="9.45cm" svg:y="10.693cm">
          <text:p/>
          <draw:enhanced-geometry svg:viewBox="0 0 21600 21600" draw:text-areas="?f7 ?f0 21600 ?f2" draw:mirror-vertical="true" draw:mirror-horizont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001cm" svg:height="1.195cm" svg:x="13.82cm" svg:y="4.25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3.175cm" svg:height="3.175cm" svg:x="18.315cm" svg:y="13.265cm">
          <text:p text:style-name="P1">Order<text:line-break/>Cancele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layer="layout" svg:width="2.54cm" svg:height="3.175cm" svg:x="6.575cm" svg:y="13.235cm">
          <text:p text:style-name="P1">Order</text:p>
          <text:p text:style-name="P1">remains</text:p>
          <text:p text:style-name="P1">“open”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1" draw:layer="layout" svg:width="2.105cm" svg:height="0.001cm" svg:x="16.051cm" svg:y="10.694cm">
          <text:p/>
          <draw:enhanced-geometry svg:viewBox="0 0 21600 21600" draw:text-areas="?f7 ?f0 21600 ?f2" draw:mirror-vertical="true" draw:mirror-horizont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000000" draw:marker-start="Arrow" draw:marker-start-width="0.7cm" draw:marker-start-center="true" draw:marker-end-width="0.3cm" draw:fill-gradient-name="Gradient_20_7" draw:fill-hatch-name="Hatch_20_1" draw:fill-image-name="Bitmape_20_1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ared Morgan</meta:initial-creator>
    <meta:creation-date>2009-05-01T10:49:53</meta:creation-date>
    <dc:date>2009-05-01T11:21:04</dc:date>
    <dc:creator>Jared Morgan</dc:creator>
    <meta:editing-duration>PT00H02M26S</meta:editing-duration>
    <meta:editing-cycles>1</meta:editing-cycles>
    <meta:document-statistic meta:object-count="11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